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OpenSans" fo:font-size="12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style:font-name="OpenSans" fo:font-size="12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Git que auxiliam os Devs</text:p>
      <text:p text:style-name="P4"/>
      <text:p text:style-name="P3">➔ <text:span text:style-name="T1">Ajuda</text:span></text:p>
      <text:p text:style-name="P2">git help -&gt; comando geral</text:p>
      <text:p text:style-name="P4"/>
      <text:p text:style-name="P3">➔ <text:span text:style-name="T1">Comando específico</text:span></text:p>
      <text:p text:style-name="P2">git help add</text:p>
      <text:p text:style-name="P2">git help commit</text:p>
      <text:p text:style-name="P2">git help &lt;qualquer_comando_git&gt;</text:p>
      <text:p text:style-name="P4"/>
      <text:p text:style-name="P3">➔ <text:span text:style-name="T1">Setar usuário e email</text:span></text:p>
      <text:p text:style-name="P2">git config --global user.name "nome do usuário"</text:p>
      <text:p text:style-name="P2">git config --global user.email email@email.com</text:p>
      <text:p text:style-name="P4"/>
      <text:p text:style-name="P3">➔ <text:span text:style-name="T1">Remover todas as linhas que referenciam o usuário e email</text:span></text:p>
      <text:p text:style-name="P2">git config --global --unset user.name "nome do usuário"</text:p>
      <text:p text:style-name="P2">git config --global --unset user.email email@email.com</text:p>
      <text:p text:style-name="P4"/>
      <text:p text:style-name="P3">➔ <text:span text:style-name="T1">Lista configurações</text:span></text:p>
      <text:p text:style-name="P2">git config --list</text:p>
      <text:p text:style-name="P4"/>
      <text:p text:style-name="P3">➔ <text:span text:style-name="T1">Criando novo repositório</text:span></text:p>
      <text:p text:style-name="P2">git init</text:p>
      <text:p text:style-name="P4"/>
      <text:p text:style-name="P3">➔ <text:span text:style-name="T1">Verificar o estado dos arquivos/diretórios</text:span></text:p>
      <text:p text:style-name="P2">git status (mostra qual a situação do arquivos no seu repositório)</text:p>
      <text:p text:style-name="P4"/>
      <text:p text:style-name="P3">➔ <text:span text:style-name="T1">Adicionando arquivo</text:span></text:p>
      <text:p text:style-name="P2">git add meu_diretorio (arquivo específico)</text:p>
      <text:p text:style-name="P2">git add . / git add --all (todos os arquivos)</text:p>
      <text:p text:style-name="P4"/>
      <text:p text:style-name="P3"><text:soft-page-break/>➔ <text:span text:style-name="T1">Comitar arquivo/diretório</text:span></text:p>
      <text:p text:style-name="P2">git commit arquivo -m "mensagem de commit"</text:p>
      <text:p text:style-name="P4"/>
      <text:p text:style-name="P3">➔ <text:span text:style-name="T1">Remover arquivo/diretório</text:span></text:p>
      <text:p text:style-name="P2">git rm arquivo (remove arquivo)</text:p>
      <text:p text:style-name="P2">git rm -r diretório (remove diretório/pasta)</text:p>
      <text:p text:style-name="P4"/>
      <text:p text:style-name="P3">➔ <text:span text:style-name="T1">Visualizar histórico</text:span></text:p>
      <text:p text:style-name="P2">git log (exibir histórico)</text:p>
      <text:p text:style-name="P2">git log -- &lt;caminho_do_arquivo&gt; (exibir histórico de um arquivo específico)</text:p>
      <text:p text:style-name="P2">git log --author=usuário (exibir histórico de um determinado)</text:p>
      <text:p text:style-name="P4"/>
      <text:p text:style-name="P2">Desfazendo operações</text:p>
      <text:p text:style-name="P4"/>
      <text:p text:style-name="P3">➔ <text:span text:style-name="T1">Desfazendo alteração local no seu diretório de trabalho local</text:span></text:p>
      <text:p text:style-name="P2">git checkout -- arquivo (Este comando só deve ser utilizado enquanto o</text:p>
      <text:p text:style-name="P2">arquivo ainda não foi adicionado na área de trabalho temporária)</text:p>
      <text:p text:style-name="P4"/>
      <text:p text:style-name="P3">➔ <text:span text:style-name="T1">Desfazendo alteração local na área de trabalho temporária(staged área)</text:span></text:p>
      <text:p text:style-name="P2">git reset HEAD arquivo (Este comando deve ser utilizado quando o arquivo</text:p>
      <text:p text:style-name="P2">já foi adicionado na área temporária)</text:p>
      <text:p text:style-name="P2">Unstaged changes after reset:M arquivo (se o resultado abaixo for exibido, o</text:p>
      <text:p text:style-name="P2">comando reset não alterou o diretório de trabalho)</text:p>
      <text:p text:style-name="P2">git checkout arquivo (a alteração do diretório pode ser realizada através</text:p>
      <text:p text:style-name="P2">deste comando)</text:p>
      <text:p text:style-name="P4"/>
      <text:p text:style-name="P2">Repositório Remoto</text:p>
      <text:p text:style-name="P4"/>
      <text:p text:style-name="P3"><text:soft-page-break/>➔ <text:span text:style-name="T1">Exibir os repositórios remotos (Para sabermos para onde estão sendo enviadas</text:span></text:p>
      <text:p text:style-name="P2">nossas alterações ou de onde estamos baixando as coisas)</text:p>
      <text:p text:style-name="P4"/>
      <text:p text:style-name="P2">git remote</text:p>
      <text:p text:style-name="P2">git remote -v</text:p>
      <text:p text:style-name="P2">git remote add origin git@github.com:meunome/arquivo-git.git (vincular</text:p>
      <text:p text:style-name="P2">repositório local com um repositório remoto )</text:p>
      <text:p text:style-name="P2">git remote show origin (exibir informações dos repositórios remotos)</text:p>
      <text:p text:style-name="P2">git remote rename origin arquivo-git (renomear um repositório remoto)</text:p>
      <text:p text:style-name="P2">git remote rm arquivo-git (desvincular um repositório remoto)</text:p>
      <text:p text:style-name="P2">git push -u origin master (o primeiro push no repositório deve conter o</text:p>
      <text:p text:style-name="P2">nome do mesmo e a sua branch)</text:p>
      <text:p text:style-name="P2">git push (os demais pushes não precisam de outras informações)</text:p>
      <text:p text:style-name="P4"/>
      <text:p text:style-name="P3">➔ <text:span text:style-name="T1">Atualizar repositório local de acordo com o repositório remoto</text:span></text:p>
      <text:p text:style-name="P2">git pull (atualizar os arquivos em relação a branch atual)</text:p>
      <text:p text:style-name="P2">git fetch (buscar as alterações, mas não aplicá-las na branch atual)</text:p>
      <text:p text:style-name="P4"/>
      <text:p text:style-name="P3">➔ <text:span text:style-name="T1">Clonar um repositório remoto já existente</text:span></text:p>
      <text:p text:style-name="P2">git clone git@github.com:meunome/arquivo-git.git</text:p>
      <text:p text:style-name="P4"/>
      <text:p text:style-name="P2">Branches</text:p>
      <text:p text:style-name="P4"/>
      <text:p text:style-name="P2">A master é a branch principal do GIT.</text:p>
      <text:p text:style-name="P4"/>
      <text:p text:style-name="P2">O HEAD é um ponteiro especial que indica qual é o branch atual. Por padrão, o HEAD</text:p>
      <text:p text:style-name="P2">aponta para o branch principal, o master.</text:p>
      <text:p text:style-name="P4"/>
      <text:p text:style-name="P2">git branch novaBranch_nome (criando uma nova branch)</text:p>
      <text:p text:style-name="P2"><text:soft-page-break/>git checkout novaBranch_nome (trocando para uma branch existente). Neste</text:p>
      <text:p text:style-name="P2">caso,o ponteiro principal HEAD esta apontando para o branch chamada</text:p>
      <text:p text:style-name="P2">novaBranch_nome.</text:p>
      <text:p text:style-name="P2">git checkout -b novaBranch_nome (cria uma nova branch e troca pra ela)</text:p>
      <text:p text:style-name="P2">git checkout master (voltar para a branch principal(master))</text:p>
      <text:p text:style-name="P2">git merge novaBranch_nome (resolve o merge entre duas branches) - para realizar</text:p>
      <text:p text:style-name="P2">o merge, é necessário estar no branch que deverá receber as alterações.</text:p>
      <text:p text:style-name="P2">git branch -d novaBranch_nome (apagando uma branch)</text:p>
      <text:p text:style-name="P2">git branch (listar branches)</text:p>
      <text:p text:style-name="P2">git branch -v (listar branches com informações dos últimos commits)</text:p>
      <text:p text:style-name="P2">git branch --merged (listar branches já foram fundidos(merged) com a master</text:p>
      <text:p text:style-name="P2">git branch --no-merged (listar branches que não foram fundidos(merged) com a</text:p>
      <text:p text:style-name="P2">master</text:p>
      <text:p text:style-name="P2">git pull origin nomeBranch (puxando arquivos de uma branch já existente)</text:p>
      <text:p text:style-name="P2">git push origin novaBranch_nome (criando um branch remoto com o mesmo nome)</text:p>
      <text:p text:style-name="P2">git merge --abort ou git reset --merge (quando você tem problemas com merge e</text:p>
      <text:p text:style-name="P2">deseja desfazer o merge)</text:p>
      <text:p text:style-name="P2">git reset HEAD (quando você deseja voltar commits, caso você queira voltar mais de</text:p>
      <text:p text:style-name="P2">um commit, coloque o número dos commits após o HEAD -&gt; exemplo HEAD~2)</text:p>
      <text:p text:style-name="P4"/>
      <text:p text:style-name="P3">➔ <text:span text:style-name="T1">Reescrevendo o histórico</text:span></text:p>
      <text:p text:style-name="P2">git commit --amend -m “nova mensagem" (alterando mensagens do commit)</text:p>
      <text:p text:style-name="P4"/>
      <text:p text:style-name="P2">Comandos para o Terminal</text:p>
      <text:p text:style-name="P4"><text:soft-page-break/></text:p>
      <text:p text:style-name="P3">➔ <text:span text:style-name="T1">crtl + l ou clear</text:span></text:p>
      <text:p text:style-name="P2">limpa tela</text:p>
      <text:p text:style-name="P4"/>
      <text:p text:style-name="P3">➔ <text:span text:style-name="T1">mkdir nome_da_pasta</text:span></text:p>
      <text:p text:style-name="P2">cria uma pasta</text:p>
      <text:p text:style-name="P3">➔ <text:span text:style-name="T1">cd</text:span></text:p>
      <text:p text:style-name="P2">entrar na pasta</text:p>
      <text:p text:style-name="P4"/>
      <text:p text:style-name="P3">➔ <text:span text:style-name="T1">cd ..</text:span></text:p>
      <text:p text:style-name="P2">sair da pasta</text:p>
      <text:p text:style-name="P4"/>
      <text:p text:style-name="P3">➔ <text:span text:style-name="T1">ls</text:span></text:p>
      <text:p text:style-name="P2">ver o que tem dentro da pasta</text:p>
      <text:p text:style-name="P4"/>
      <text:p text:style-name="P3">➔ <text:span text:style-name="T1">rm</text:span></text:p>
      <text:p text:style-name="P2">deleta arquivo</text:p>
      <text:p text:style-name="P4"/>
      <text:p text:style-name="P3">➔ <text:span text:style-name="T1">rm -r nome</text:span></text:p>
      <text:p text:style-name="P2">remover</text:p>
      <text:p text:style-name="P4"/>
      <text:p text:style-name="P3">➔ <text:span text:style-name="T1">rm -rf nome</text:span></text:p>
      <text:p text:style-name="P2">remove tud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22:03:27.074325879</meta:creation-date>
    <dc:date>2021-02-09T22:04:24.474506605</dc:date>
    <meta:editing-duration>PT58S</meta:editing-duration>
    <meta:editing-cycles>1</meta:editing-cycles>
    <meta:document-statistic meta:table-count="0" meta:image-count="0" meta:object-count="0" meta:page-count="5" meta:paragraph-count="103" meta:word-count="693" meta:character-count="4288" meta:non-whitespace-character-count="3712"/>
    <meta:generator>LibreOffice/6.4.6.2$Linux_X86_64 LibreOffice_project/40$Build-2</meta:generator>
  </office:meta>
</office:document-meta>
</file>